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ce3" officeooo:paragraph-rsid="0000bce3"/>
    </style:style>
    <style:style style:name="P2" style:family="paragraph" style:parent-style-name="Standard">
      <style:text-properties officeooo:rsid="000453e7" officeooo:paragraph-rsid="00045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./itkHomework ~/Desktop/Set-ITK-HW/image_atlas.nii.gz ~/Desktop/Set-ITK-HW/labels_atlas.nii.gz ~/Desktop/Set-ITK-HW/image_1.nii.gz ~/Desktop/Set-ITK-HW/image_2.nii.gz ~/Desktop/Set-ITK-HW/image_3.nii.gz ~/Desktop/Set-ITK-HW/image_4.nii.gz ~/Desktop/Set-ITK-HW/image_5.nii.gz ~/Desktop/Set-ITK-HW/Laffm1.nii.gz ~/Desktop/Set-ITK-HW/Laffm2.nii.gz ~/Desktop/Set-ITK-HW/Laffm3.nii.gz ~/Desktop/Set-ITK-HW/Laffm4.nii.gz ~/Desktop/Set-ITK-HW/Laffm5.nii.g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1:16:20.166848982</meta:creation-date>
    <dc:date>2022-11-15T21:56:27.418471253</dc:date>
    <meta:editing-duration>PT6H29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3" meta:character-count="449" meta:non-whitespace-character-count="437"/>
  </office:meta>
</office:document-meta>
</file>